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Desc.ParameterDesc( String parameterName , String parameterU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3443.testCustomJsonSerializerAndAfter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rameter.setParameterDesc( ParameterDesc paramet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ilter.writeAfter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meter.getParameterDe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